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style:font-name="Garamond" fo:font-size="16pt" fo:language="fr" fo:country="FR" officeooo:rsid="000c7d02" officeooo:paragraph-rsid="0013e51c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31974" officeooo:paragraph-rsid="0023197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31974" officeooo:paragraph-rsid="00231974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4cf06" officeooo:paragraph-rsid="0024cf06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31974" officeooo:paragraph-rsid="00231974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31974" officeooo:paragraph-rsid="00231974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1974" officeooo:paragraph-rsid="00231974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1974" officeooo:paragraph-rsid="00232b9b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2b9b" officeooo:paragraph-rsid="00232b9b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4cf06" officeooo:paragraph-rsid="0024cf06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4e00e" officeooo:paragraph-rsid="0024e00e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7f0ac" officeooo:paragraph-rsid="0027f0ac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 style:list-style-name="L1">
      <style:text-properties style:font-name="Garamond" fo:font-size="16pt" fo:language="fr" fo:country="FR" fo:font-weight="bold" officeooo:rsid="00231974" officeooo:paragraph-rsid="0023197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1feb0d"/>
    </style:style>
    <style:style style:name="T2" style:family="text">
      <style:text-properties officeooo:rsid="00232b9b"/>
    </style:style>
    <style:style style:name="T3" style:family="text">
      <style:text-properties officeooo:rsid="0024cf06"/>
    </style:style>
    <style:style style:name="T4" style:family="text">
      <style:text-properties officeooo:rsid="0024e00e"/>
    </style:style>
    <style:style style:name="T5" style:family="text">
      <style:text-properties officeooo:rsid="0028522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unications</text:p>
      <text:p text:style-name="P3"/>
      <text:list xml:id="list1848565433" text:style-name="L1">
        <text:list-item>
          <text:p text:style-name="P19">Histoire</text:p>
        </text:list-item>
      </text:list>
      <text:p text:style-name="P2"/>
      <text:p text:style-name="P10">En 2240 (c19), le projet Hope I est lancé, il s’agit là de l’établissement de la première colonie en dehors du système Hélios.</text:p>
      <text:p text:style-name="P11">Lors de son élaboration, un problème de taille est mis sur la table, les moyens de communication.</text:p>
      <text:p text:style-name="P11">En effet, pour communiquer entre deux systèmes, l’usage de signaux « classiques », comme la lumière, n’est pas possible.</text:p>
      <text:p text:style-name="P11">Il devient donc nécessaire d’utiliser des vaisseaux pour transférer les informations d’un système à l’autre.</text:p>
      <text:p text:style-name="P11">Les Stranis utilisaient à cette époque les convois marchands pour le transfert de données, ils étaient suffisamment nombreux pour permettre des échanges relativement efficaces.</text:p>
      <text:p text:style-name="P11"/>
      <text:p text:style-name="P11">En 2244 (c22), le premier prototype de balise de communication est mis au point.</text:p>
      <text:p text:style-name="P11">Les phases d’essais sont très encourageantes.</text:p>
      <text:p text:style-name="P11"/>
      <text:p text:style-name="P11">En 2310 (c84), les Stranis adoptent le système des balises et raccordent leur réseau à celui de la Confédération.</text:p>
      <text:p text:style-name="P11"/>
      <text:p text:style-name="P6"/>
      <text:list xml:id="list160837293559625" text:continue-numbering="true" text:style-name="L1">
        <text:list-item>
          <text:p text:style-name="P19">Les balises</text:p>
        </text:list-item>
      </text:list>
      <text:p text:style-name="P9"/>
      <text:p text:style-name="P7">Chaque système comportant une construction possède une balise de communication.</text:p>
      <text:p text:style-name="P7">Elle a pour fonction de réguler les trafics des vaisseaux et le transfert des informations vers les systèmes voisins.</text:p>
      <text:p text:style-name="P7">Chaque balise de chaque système communique avec ses voisines, chaque secteur possède une balise « Maître » qui centralise certaines informations des systèmes sous son contrôle.</text:p>
      <text:p text:style-name="P7">Les balises Maître font remonter ces données aux balises serveurs qui supervisent plusieurs secteurs, et si besoin, renvoi les informations vers les serveurs centraux utiles (Alcor, Conseil Galactique, etc.).</text:p>
      <text:p text:style-name="P7">Ce système possède une certaine latence, latence d’autant plus importante que l’information a besoin de remonter haut dans la hiérarchie.</text:p>
      <text:p text:style-name="P7"/>
      <text:p text:style-name="P7">C’est l’Union qui a la charge de la maintenance et des mises à jour des balises.</text:p>
      <text:p text:style-name="P8">Et l’Alliance qui s’occupe de la protection et de la surveillance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60838265948417" text:continue-numbering="true" text:style-name="L1">
        <text:list-item>
          <text:p text:style-name="P19">Fonctionnement</text:p>
        </text:list-item>
      </text:list>
      <text:p text:style-name="P12"/>
      <text:p text:style-name="P13">Les balises ont une forme ellipsoïde, elles contiennent 3 parties, la partie supérieure sert à la réception, l’inférieur à l’envoi, et la centrale au stockage.</text:p>
      <text:p text:style-name="P13">Qu’elles soient simples, Maître, ou serveurs, seule la taille les différencie.</text:p>
      <text:p text:style-name="P14">La zone d’envoi comporte une <text:span text:style-name="T2">certaine quantité de drones autonomes.</text:span></text:p>
      <text:p text:style-name="P15">Ces drones (de la taille d’un Homme), sont équipés d’un espace de stockage de données.</text:p>
      <text:p text:style-name="P14"><text:span text:style-name="T2">La balise envoie ces drones aux systèmes voisins (un par système) afin de rependre les informations.</text:span> </text:p>
      <text:p text:style-name="P15">De même, elle reçoit les drones des autres systèmes qui arrive dans la zone supérieure. Ils sont récupérés, la balise fait le plein de carburant, et récupère les informations.</text:p>
      <text:p text:style-name="P15">Les drones passent ensuite dans la section inférieur<text:span text:style-name="T3">e</text:span> pour être réutilisés.</text:p>
      <text:p text:style-name="P15">Les données sont transmises <text:span text:style-name="T5">aux zones locales par ondes radios.</text:span></text:p>
      <text:p text:style-name="P18">Afin d’éviter un usage trop important du GTV des balises, les drones sont envoyés à intervalle de temps régulier (sauf en cas d’urgence).</text:p>
      <text:p text:style-name="P15"/>
      <text:p text:style-name="P16">La partie centrale traite les données pour les communiquer aux bons systèmes.</text:p>
      <text:p text:style-name="P16">Elle s’occupe aussi de la régulation du trafic, lorsqu’un vaisseau <text:span text:style-name="T4">(ou drone)</text:span> est en approche du système, la balise va lui communiquer les coordonnées de sortie de l’hyperespace de sorte à ne pas gêner le trafic des drones.</text:p>
      <text:p text:style-name="P16"/>
      <text:p text:style-name="P17">Enfin, sur les deux sommets de la balise se trouvent deux canons automatiques qui servent à détruire les débris proches, et à dissuader (en plus des forces locales de l’Alliance) ceux qui voudraient s’en prendre aux dr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36S</meta:editing-duration>
    <meta:editing-cycles>22</meta:editing-cycles>
    <meta:generator>LibreOffice/6.0.2.1$Windows_X86_64 LibreOffice_project/f7f06a8f319e4b62f9bc5095aa112a65d2f3ac89</meta:generator>
    <dc:date>2020-03-13T16:08:36.868000000</dc:date>
    <meta:document-statistic meta:table-count="0" meta:image-count="0" meta:object-count="0" meta:page-count="2" meta:paragraph-count="32" meta:word-count="520" meta:character-count="3271" meta:non-whitespace-character-count="2785"/>
    <meta:user-defined meta:name="Info 1"/>
    <meta:user-defined meta:name="Info 2"/>
    <meta:user-defined meta:name="Info 3"/>
    <meta:user-defined meta:name="Info 4"/>
  </office:meta>
</office:document-meta>
</file>